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0%" draw:textarea-horizontal-align="justify" draw:textarea-vertical-align="middle" draw:auto-grow-height="false" fo:min-height="3.687cm" fo:min-width="3.437cm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color="#bf0041" draw:fill="solid" draw:textarea-vertical-align="middle"/>
    </style:style>
    <style:style style:name="gr4" style:family="graphic" style:parent-style-name="standard">
      <style:graphic-properties svg:stroke-color="#bf0041" draw:fill-color="#bf0041" draw:opacity="43%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bf0041" draw:opacity="43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3.937cm" svg:x="3.132cm" svg:y="16.49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485cm" svg:height="0.627cm" svg:x="2.039cm" svg:y="18.14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3" draw:layer="layout" svg:x1="3.132cm" svg:y1="20.431cm" svg:x2="7.069cm" svg:y2="16.494cm">
          <text:p/>
        </draw:line>
        <draw:line draw:style-name="gr3" draw:text-style-name="P3" draw:layer="layout" svg:x1="7.069cm" svg:y1="20.431cm" svg:x2="3.132cm" svg:y2="16.494cm">
          <text:p/>
        </draw:line>
        <draw:custom-shape draw:style-name="gr4" draw:text-style-name="P4" draw:layer="layout" svg:width="0.127cm" svg:height="0.127cm" draw:transform="rotate (0.785398163397448) translate (5.011cm 18.3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4.048cm" svg:y1="17.764cm" svg:x2="4.302cm" svg:y2="17.383cm">
          <text:p/>
        </draw:line>
        <draw:line draw:style-name="gr3" draw:text-style-name="P3" draw:layer="layout" svg:x1="5.826cm" svg:y1="19.542cm" svg:x2="6.08cm" svg:y2="19.161cm">
          <text:p/>
        </draw:line>
        <draw:line draw:style-name="gr3" draw:text-style-name="P3" draw:layer="layout" svg:x1="4.175cm" svg:y1="19.034cm" svg:x2="4.302cm" svg:y2="19.542cm">
          <text:p/>
        </draw:line>
        <draw:line draw:style-name="gr3" draw:text-style-name="P3" draw:layer="layout" svg:x1="5.953cm" svg:y1="17.256cm" svg:x2="6.08cm" svg:y2="17.764cm">
          <text:p/>
        </draw:line>
        <draw:line draw:style-name="gr3" draw:text-style-name="P3" draw:layer="layout" svg:x1="4.175cm" svg:y1="17.891cm" svg:x2="4.429cm" svg:y2="17.51cm">
          <text:p/>
        </draw:line>
        <draw:line draw:style-name="gr3" draw:text-style-name="P3" draw:layer="layout" svg:x1="5.826cm" svg:y1="17.383cm" svg:x2="5.953cm" svg:y2="17.891cm">
          <text:p/>
        </draw:line>
        <draw:line draw:style-name="gr3" draw:text-style-name="P3" draw:layer="layout" svg:x1="4.048cm" svg:y1="19.161cm" svg:x2="4.175cm" svg:y2="19.669cm">
          <text:p/>
        </draw:line>
        <draw:line draw:style-name="gr3" draw:text-style-name="P3" draw:layer="layout" svg:x1="5.699cm" svg:y1="19.415cm" svg:x2="5.953cm" svg:y2="19.03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2-06-06T17:43:21.429932554</dc:date>
    <meta:editing-duration>PT16M52S</meta:editing-duration>
    <meta:editing-cycles>9</meta:editing-cycles>
    <meta:generator>LibreOffice/6.4.7.2$Linux_X86_64 LibreOffice_project/40$Build-2</meta:generator>
    <meta:document-statistic meta:object-count="13"/>
  </office:meta>
</office:document-meta>
</file>

<file path=Object 3/content.xml><?xml version="1.0" encoding="utf-8"?>
<math xmlns="http://www.w3.org/1998/Math/MathML" display="block">
  <semantics>
    <mi>c</mi>
    <annotation encoding="StarMath 5.0">c</annotation>
  </semantics>
</math>
</file>